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000000038BA02FAB6648F8BF2.jpg" manifest:media-type="image/jpeg"/>
  <manifest:file-entry manifest:full-path="Pictures/1000020100000154000000C864EC97278BC48BC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Italique" style:font-family-generic="script" style:font-pitch="variable"/>
    <style:font-face style:name="Comic Sans MS1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.013cm" fo:margin-left="0cm" table:align="left" style:writing-mode="page"/>
    </style:style>
    <style:style style:name="Tableau5.A" style:family="table-column">
      <style:table-column-properties style:column-width="4.789cm"/>
    </style:style>
    <style:style style:name="Tableau5.B" style:family="table-column">
      <style:table-column-properties style:column-width="6.544cm"/>
    </style:style>
    <style:style style:name="Tableau5.C" style:family="table-column">
      <style:table-column-properties style:column-width="5.6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Comic Sans MS3" fo:font-size="11pt" fo:text-shadow="1pt 1pt" officeooo:rsid="024fba2f" officeooo:paragraph-rsid="024fba2f" style:font-size-asian="11pt" style:font-size-complex="11pt" loext:shadow="none"/>
    </style:style>
    <style:style style:name="P2" style:family="paragraph" style:parent-style-name="Header">
      <style:paragraph-properties fo:text-align="center" style:justify-single-word="false"/>
      <style:text-properties style:font-name="Comic Sans MS3" fo:font-size="11pt" fo:text-shadow="1pt 1pt" officeooo:rsid="00197f5a" officeooo:paragraph-rsid="001c8d0c" style:font-size-asian="11pt" style:font-size-complex="11pt" loext:shadow="non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0244f1b" style:font-size-asian="10.5pt" style:font-style-asian="italic" style:font-size-complex="10.5pt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017c883" style:font-size-asian="10.5pt" style:font-style-asian="italic" style:font-size-complex="10.5pt" style:font-style-complex="italic"/>
    </style:style>
    <style:style style:name="P6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1d0290c" style:font-size-asian="10.5pt" style:font-style-asian="italic" style:font-size-complex="10.5pt" style:font-style-complex="italic"/>
    </style:style>
    <style:style style:name="P7" style:family="paragraph" style:parent-style-name="Footer">
      <style:paragraph-properties fo:text-align="end" style:justify-single-word="false"/>
      <style:text-properties officeooo:rsid="0014fe46" officeooo:paragraph-rsid="0014fe46"/>
    </style:style>
    <style:style style:name="P8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1c8d0c"/>
    </style:style>
    <style:style style:name="P9" style:family="paragraph" style:parent-style-name="Standard">
      <style:text-properties officeooo:paragraph-rsid="020bcc39"/>
    </style:style>
    <style:style style:name="P10" style:family="paragraph" style:parent-style-name="Table_20_Contents">
      <style:text-properties style:font-name="Comic Sans MS1" fo:font-size="10pt" officeooo:rsid="020a460e" officeooo:paragraph-rsid="020bcc39" style:font-size-asian="10.5pt"/>
    </style:style>
    <style:style style:name="P11" style:family="paragraph" style:parent-style-name="Table_20_Contents">
      <style:text-properties style:font-name="Comic Sans MS1" fo:font-size="10pt" officeooo:rsid="020b608e" officeooo:paragraph-rsid="020bcc39" style:font-size-asian="10.5pt"/>
    </style:style>
    <style:style style:name="P12" style:family="paragraph" style:parent-style-name="Table_20_Contents">
      <style:text-properties style:font-name="Comic Sans MS1" fo:font-size="10pt" officeooo:rsid="021e8f78" officeooo:paragraph-rsid="021e8f78" style:font-size-asian="10.5pt"/>
    </style:style>
    <style:style style:name="P13" style:family="paragraph" style:parent-style-name="Table_20_Contents">
      <style:text-properties style:font-name="Comic Sans MS1" fo:font-size="12pt" fo:font-weight="bold" officeooo:rsid="020a460e" officeooo:paragraph-rsid="020bcc39" style:font-size-asian="12pt" style:font-weight-asian="bold" style:font-size-complex="12pt" style:font-weight-complex="bol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Table_20_Contents" style:list-style-name="L1">
      <style:text-properties style:font-name="Comic Sans MS1" fo:font-size="10pt" officeooo:rsid="020a460e" officeooo:paragraph-rsid="020bcc39" style:font-size-asian="10.5pt"/>
    </style:style>
    <style:style style:name="P17" style:family="paragraph" style:parent-style-name="Table_20_Contents" style:list-style-name="L2">
      <style:text-properties style:font-name="Comic Sans MS1" fo:font-size="10pt" officeooo:rsid="020a460e" officeooo:paragraph-rsid="020bcc39" style:font-size-asian="10.5pt"/>
    </style:style>
    <style:style style:name="P18" style:family="paragraph" style:parent-style-name="Table_20_Contents" style:list-style-name="L2">
      <style:text-properties style:font-name="Comic Sans MS1" fo:font-size="10pt" officeooo:rsid="020b608e" officeooo:paragraph-rsid="020bcc39" style:font-size-asian="10.5pt"/>
    </style:style>
    <style:style style:name="P19" style:family="paragraph" style:parent-style-name="Table_20_Contents">
      <style:text-properties style:font-name="Comic Sans MS1" fo:font-size="10pt" officeooo:rsid="020b608e" officeooo:paragraph-rsid="020bcc39" style:font-size-asian="10.5pt"/>
    </style:style>
    <style:style style:name="P20" style:family="paragraph" style:parent-style-name="Table_20_Contents">
      <style:text-properties style:font-name="Comic Sans MS1" fo:font-size="10pt" officeooo:rsid="028ab4c1" officeooo:paragraph-rsid="028ab4c1" style:font-size-asian="10.5pt"/>
    </style:style>
    <style:style style:name="P21" style:family="paragraph" style:parent-style-name="Table_20_Contents" style:list-style-name="L2">
      <style:text-properties style:font-name="Comic Sans MS1" fo:font-size="10pt" officeooo:rsid="028ab4c1" officeooo:paragraph-rsid="028ab4c1" style:font-size-asian="10.5pt"/>
    </style:style>
    <style:style style:name="P22" style:family="paragraph" style:parent-style-name="Table_20_Contents" style:list-style-name="L1">
      <style:text-properties style:font-name="Comic Sans MS1" fo:font-size="10pt" officeooo:paragraph-rsid="028ab4c1" style:font-size-asian="10.5pt"/>
    </style:style>
    <style:style style:name="P23" style:family="paragraph" style:parent-style-name="Table_20_Contents">
      <style:text-properties officeooo:paragraph-rsid="020bcc39"/>
    </style:style>
    <style:style style:name="T1" style:family="text">
      <style:text-properties officeooo:rsid="0022bccc"/>
    </style:style>
    <style:style style:name="T2" style:family="text">
      <style:text-properties officeooo:rsid="001c8d0c"/>
    </style:style>
    <style:style style:name="T3" style:family="text">
      <style:text-properties style:font-name="Comic Sans MS3" fo:font-size="11pt" fo:font-style="italic" style:font-size-asian="11pt" style:font-style-asian="italic" style:font-size-complex="11pt" style:font-style-complex="italic"/>
    </style:style>
    <style:style style:name="T4" style:family="text">
      <style:text-properties officeooo:rsid="01d0290c"/>
    </style:style>
    <style:style style:name="T5" style:family="text">
      <style:text-properties officeooo:rsid="02413b76"/>
    </style:style>
    <style:style style:name="T6" style:family="text">
      <style:text-properties style:font-name="Comic Sans MS1" fo:font-size="12pt" style:text-underline-style="solid" style:text-underline-width="auto" style:text-underline-color="font-color" fo:font-weight="bold" officeooo:rsid="020a460e" style:font-size-asian="12pt" style:font-weight-asian="bold" style:font-size-complex="12pt" style:font-weight-complex="bold"/>
    </style:style>
    <style:style style:name="T7" style:family="text">
      <style:text-properties style:font-name="Comic Sans MS1" fo:font-size="12pt" style:text-underline-style="none" fo:font-weight="bold" officeooo:rsid="020a460e" style:font-size-asian="12pt" style:font-weight-asian="bold" style:font-size-complex="12pt" style:font-weight-complex="bold"/>
    </style:style>
    <style:style style:name="T8" style:family="text">
      <style:text-properties style:font-name="Comic Sans MS1" fo:font-size="12pt" fo:font-weight="bold" officeooo:rsid="020a460e" style:font-size-asian="12pt" style:font-weight-asian="bold" style:font-size-complex="12pt" style:font-weight-complex="bold"/>
    </style:style>
    <style:style style:name="T9" style:family="text">
      <style:text-properties style:font-name="Comic Sans MS1" fo:font-size="12pt" fo:font-weight="bold" officeooo:rsid="028a03ad" style:font-size-asian="12pt" style:font-weight-asian="bold" style:font-size-complex="12pt" style:font-weight-complex="bold"/>
    </style:style>
    <style:style style:name="T10" style:family="text">
      <style:text-properties officeooo:rsid="028ab4c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/>
      <text:h text:style-name="P15" text:outline-level="2" text:is-list-header="true"><text:bookmark-start text:name="__RefHeading___Toc1583_2412616282"/>Fiche de test unitaire matériel<text:bookmark-end text:name="__RefHeading___Toc1583_2412616282"/></text:h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1885381824912">
          <table:table-cell table:style-name="Tableau5.A1" office:value-type="string">
            <text:p text:style-name="P23"><text:span text:style-name="T6">Projet</text:span><text:span text:style-name="T7"> </text:span><text:span text:style-name="T8">: </text:span><text:span text:style-name="T9">multiRAE</text:span></text:p>
          </table:table-cell>
          <table:table-cell table:style-name="Tableau5.A1" office:value-type="string">
            <text:p text:style-name="P23"><text:span text:style-name="T6">Nom</text:span><text:span text:style-name="T7"> </text:span><text:span text:style-name="T8">: </text:span><text:span text:style-name="T9">écran Nokia 5110</text:span></text:p>
          </table:table-cell>
          <table:table-cell table:style-name="Tableau5.C1" office:value-type="string">
            <text:p text:style-name="P13">N° : ………</text:p>
          </table:table-cell>
        </table:table-row>
        <table:table-row table:style-name="TableLine1885381817024">
          <table:table-cell table:style-name="Tableau5.A2" office:value-type="string">
            <text:p text:style-name="P10">Objectif(s)</text:p>
          </table:table-cell>
          <table:table-cell table:style-name="Tableau5.B2" table:number-columns-spanned="2" office:value-type="string">
            <text:list xml:id="list2558287894" text:style-name="L1">
              <text:list-item>
                <text:p text:style-name="P16">Décrire les objectifs visés (s’assurer que, vérifier que, etc)</text:p>
                <text:p text:style-name="P22"><text:span text:style-name="T10">Faire allumer l’écran et afficher un message ou forme géométrique</text:span></text:p>
              </text:list-item>
            </text:list>
          </table:table-cell>
          <table:covered-table-cell/>
        </table:table-row>
        <table:table-row table:style-name="TableLine1885381826000">
          <table:table-cell table:style-name="Tableau5.A2" office:value-type="string">
            <text:p text:style-name="P10">Matériel </text:p>
          </table:table-cell>
          <table:table-cell table:style-name="Tableau5.B3" table:number-columns-spanned="2" office:value-type="string">
            <text:list xml:id="list746194285" text:style-name="L2">
              <text:list-item>
                <text:p text:style-name="P17">Énumérer le matériel nécessaire pour réaliser le test</text:p>
              </text:list-item>
            </text:list>
            <text:p text:style-name="P20">écran Nokia 5110</text:p>
            <text:p text:style-name="P20">Level Shifter 4050</text:p>
          </table:table-cell>
          <table:covered-table-cell/>
        </table:table-row>
        <table:table-row table:style-name="TableLine1885381829264">
          <table:table-cell table:style-name="Tableau5.A2" office:value-type="string">
            <text:p text:style-name="P12">Logiciel</text:p>
          </table:table-cell>
          <table:table-cell table:style-name="Tableau5.B4" table:number-columns-spanned="2" office:value-type="string">
            <text:list xml:id="list111636035179469" text:continue-numbering="true" text:style-name="L2">
              <text:list-item>
                <text:p text:style-name="P17">Énumérer les logiciels nécessaires pour réaliser le test</text:p>
              </text:list-item>
            </text:list>
            <text:p text:style-name="P20">Arduino IDE</text:p>
          </table:table-cell>
          <table:covered-table-cell/>
        </table:table-row>
        <table:table-row table:style-name="TableLine1885381819472">
          <table:table-cell table:style-name="Tableau5.A2" office:value-type="string">
            <text:p text:style-name="P10">Procédure</text:p>
          </table:table-cell>
          <table:table-cell table:style-name="Tableau5.B5" table:number-columns-spanned="2" office:value-type="string">
            <text:list xml:id="list111635504492015" text:continue-numbering="true" text:style-name="L2">
              <text:list-item>
                <text:p text:style-name="P17">Décrire la procédure à suivre</text:p>
              </text:list-item>
              <text:list-item>
                <text:p text:style-name="P21">Souder des broches à l’écran</text:p>
              </text:list-item>
            </text:list>
            <text:p text:style-name="P20">Suivre le tutoriel indiqué sur la doc.</text:p>
          </table:table-cell>
          <table:covered-table-cell/>
        </table:table-row>
        <table:table-row table:style-name="TableLine1885381825456">
          <table:table-cell table:style-name="Tableau5.A2" office:value-type="string">
            <text:p text:style-name="P11">Résultats</text:p>
          </table:table-cell>
          <table:table-cell table:style-name="Tableau5.B6" table:number-columns-spanned="2" office:value-type="string">
            <text:list xml:id="list111635923510730" text:continue-numbering="true" text:style-name="L2">
              <text:list-item>
                <text:p text:style-name="P18">Décrire les résultats obtenus</text:p>
              </text:list-item>
            </text:list>
            <text:p text:style-name="P20">écran HS</text:p>
          </table:table-cell>
          <table:covered-table-cell/>
        </table:table-row>
        <table:table-row table:style-name="TableLine1885381822192">
          <table:table-cell table:style-name="Tableau5.A2" office:value-type="string">
            <text:p text:style-name="P11">Conclusion</text:p>
          </table:table-cell>
          <table:table-cell table:style-name="Tableau5.B7" table:number-columns-spanned="2" office:value-type="string">
            <text:list xml:id="list111635447319406" text:continue-numbering="true" text:style-name="L2">
              <text:list-item>
                <text:p text:style-name="P18">Conformité des résultats</text:p>
              </text:list-item>
              <text:list-item>
                <text:p text:style-name="P18">Amélioration<text:span text:style-name="T5">s</text:span> envisagées</text:p>
              </text:list-item>
            </text:list>
            <text:p text:style-name="P11"/>
            <text:p text:style-name="P20">Nous avons besoin d’un nouvel écran</text:p>
          </table:table-cell>
          <table:covered-table-cell/>
        </table:table-row>
      </table:table>
      <text:p text:style-name="P9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Italique" style:font-family-generic="script" style:font-pitch="variable"/>
    <style:font-face style:name="Comic Sans MS1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Comic Sans MS1" fo:font-family="'Comic Sans MS'" style:font-style-name="Normal" style:font-family-generic="script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Comic Sans MS2" fo:font-family="'Comic Sans MS'" style:font-style-name="Gras" style:font-family-generic="script" style:font-pitch="variable" fo:font-size="11pt" fo:text-shadow="1pt 1pt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Comic Sans MS1" fo:font-family="'Comic Sans MS'" style:font-style-name="Normal" style:font-family-generic="script" style:font-pitch="variable" fo:font-size="11pt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omic Sans MS1" fo:font-family="'Comic Sans MS'" style:font-style-name="Normal" style:font-family-generic="script" style:font-pitch="variable" fo:font-size="1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omic Sans MS1" fo:font-family="'Comic Sans MS'" style:font-style-name="Normal" style:font-family-generic="script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omic Sans MS1" fo:font-family="'Comic Sans MS'" style:font-style-name="Normal" style:font-family-generic="script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Comic Sans MS1" fo:font-family="'Comic Sans MS'" style:font-style-name="Normal" style:font-family-generic="script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ff"/>
      <style:paragraph-properties fo:margin-top="0.199cm" fo:margin-bottom="0.199cm" style:contextual-spacing="false" style:page-number="auto" fo:background-color="#e6e6ff" style:writing-mode="page"/>
      <style:text-properties style:font-name="Comic Sans MS1" fo:font-family="'Comic Sans MS'" style:font-style-name="Normal" style:font-family-generic="script" style:font-pitch="variable" fo:font-size="12pt" style:text-underline-style="solid" style:text-underline-width="auto" style:text-underline-color="font-color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99cm" style:contextual-spacing="false" style:writing-mode="page"/>
      <style:text-properties style:font-name="Comic Sans MS2" fo:font-family="'Comic Sans MS'" style:font-style-name="Gras" style:font-family-generic="script" style:font-pitch="variable" fo:font-size="12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style:writing-mode="page"/>
      <style:text-properties style:font-name="Comic Sans MS1" fo:font-family="'Comic Sans MS'" style:font-style-name="Normal" style:font-family-generic="script" style:font-pitch="variable" fo:font-size="11pt" style:text-underline-style="solid" style:text-underline-width="auto" style:text-underline-color="font-color" fo:font-weight="normal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style:writing-mode="page"/>
      <style:text-properties style:font-name="Comic Sans MS" fo:font-family="'Comic Sans MS'" style:font-style-name="Italique" style:font-family-generic="script" style:font-pitch="variable" fo:font-size="9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writing-mode="page"/>
      <style:text-properties style:font-name="Comic Sans MS1" fo:font-family="'Comic Sans MS'" style:font-style-name="Normal" style:font-family-generic="script" style:font-pitch="variable" fo:font-size="10pt" fo:font-style="normal" style:text-underline-style="solid" style:text-underline-width="auto" style:text-underline-color="font-color" fo:font-weight="normal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ic Sans MS3" fo:font-size="11pt" fo:text-shadow="1pt 1pt" officeooo:rsid="024fba2f" officeooo:paragraph-rsid="024fba2f" style:font-size-asian="11pt" style:font-size-complex="11pt" loext:shadow="none"/>
    </style:style>
    <style:style style:name="MP2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0244f1b" style:font-size-asian="10.5pt" style:font-style-asian="italic" style:font-size-complex="10.5pt" style:font-style-complex="italic"/>
    </style:style>
    <style:style style:name="MP3" style:family="paragraph" style:parent-style-name="Footer">
      <style:paragraph-properties fo:text-align="end" style:justify-single-word="false"/>
      <style:text-properties officeooo:rsid="0014fe46" officeooo:paragraph-rsid="0014fe46"/>
    </style:style>
    <style:style style:name="MP4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017c883" style:font-size-asian="10.5pt" style:font-style-asian="italic" style:font-size-complex="10.5pt" style:font-style-complex="italic"/>
    </style:style>
    <style:style style:name="MP5" style:family="paragraph" style:parent-style-name="Header">
      <style:paragraph-properties fo:text-align="center" style:justify-single-word="false"/>
      <style:text-properties style:font-name="Comic Sans MS3" fo:font-size="11pt" fo:text-shadow="1pt 1pt" officeooo:rsid="00197f5a" officeooo:paragraph-rsid="001c8d0c" style:font-size-asian="11pt" style:font-size-complex="11pt" loext:shadow="none"/>
    </style:style>
    <style:style style:name="MP6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1c8d0c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style:font-name="Comic Sans MS3" fo:font-size="10.5pt" fo:font-style="italic" officeooo:rsid="0014fe46" officeooo:paragraph-rsid="01d0290c" style:font-size-asian="10.5pt" style:font-style-asian="italic" style:font-size-complex="10.5pt" style:font-style-complex="italic"/>
    </style:style>
    <style:style style:name="MT1" style:family="text">
      <style:text-properties officeooo:rsid="0022bccc"/>
    </style:style>
    <style:style style:name="MT2" style:family="text">
      <style:text-properties officeooo:rsid="001c8d0c"/>
    </style:style>
    <style:style style:name="MT3" style:family="text">
      <style:text-properties style:font-name="Comic Sans MS3" fo:font-size="11pt" fo:font-style="italic" style:font-size-asian="11pt" style:font-style-asian="italic" style:font-size-complex="11pt" style:font-style-complex="italic"/>
    </style:style>
    <style:style style:name="MT4" style:family="text">
      <style:text-properties officeooo:rsid="01d0290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/>
    </style:style>
    <style:page-layout style:name="Mpm1">
      <style:page-layout-properties fo:page-width="21.001cm" fo:page-height="29.7cm" style:num-format="1" style:print-orientation="portrait" fo:margin-top="0.794cm" fo:margin-bottom="0.81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32cm" fo:margin-left="0cm" fo:margin-right="0cm" fo:margin-bottom="0.499cm"/>
      </style:header-style>
      <style:footer-style>
        <style:header-footer-properties svg:height="0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8cm" fo:margin-bottom="0.8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099cm" fo:margin-left="0cm" fo:margin-right="0cm" fo:margin-top="0.499cm"/>
      </style:footer-style>
    </style:page-layout>
    <style:page-layout style:name="Mpm3" style:page-usage="right">
      <style:page-layout-properties fo:page-width="29.7cm" fo:page-height="21.001cm" style:num-format="1" style:print-orientation="landscape" fo:margin-top="1.293cm" fo:margin-bottom="1.18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3cm" fo:margin-left="0cm" fo:margin-right="0cm" fo:margin-bottom="0.499cm"/>
      </style:header-style>
      <style:footer-style>
        <style:header-footer-properties svg:height="1.177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0.8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7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235cm" fo:margin-left="0cm" fo:margin-right="0cm" fo:margin-top="0.499cm"/>
      </style:footer-style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Évaluation de la conduite de projet</text:p>
      </style:header>
      <style:footer>
        <text:p text:style-name="MP2"><draw:frame draw:style-name="Mfr1" draw:name="Image4" text:anchor-type="paragraph" svg:x="0.106cm" svg:y="-0.102cm" svg:width="4.406cm" svg:height="0.736cm" draw:z-index="0"><draw:image xlink:href="Pictures/100000000000015000000038BA02FAB6648F8BF2.jpg" xlink:type="simple" xlink:show="embed" xlink:actuate="onLoad" draw:mime-type="image/jpeg"/></draw:frame><draw:frame draw:style-name="Mfr2" draw:name="Cadre1" text:anchor-type="char" svg:x="16.364cm" svg:y="-0.199cm" svg:width="1.476cm" draw:z-index="0"><draw:text-box fo:min-height="1.035cm"><text:p text:style-name="MP3"><text:page-number text:select-page="current">2</text:page-number>/<text:page-count>1</text:page-count></text:p></draw:text-box></draw:frame><text:span text:style-name="MT1">BTS Systèmes Numériques</text:span> 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6" text:anchor-type="paragraph" svg:x="-0.238cm" svg:y="-0.053cm" svg:width="2.554cm" svg:height="1.503cm" draw:z-index="2"><draw:image xlink:href="Pictures/1000020100000154000000C864EC97278BC48BC5.png" xlink:type="simple" xlink:show="embed" xlink:actuate="onLoad" draw:mime-type="image/png"/></draw:frame></text:p>
      </style:header>
      <style:footer>
        <text:p text:style-name="MP4"><draw:frame draw:style-name="Mfr1" draw:name="Image2" text:anchor-type="paragraph" svg:x="0.026cm" svg:y="-0.102cm" svg:width="4.406cm" svg:height="0.736cm" draw:z-index="1"><draw:image xlink:href="Pictures/100000000000015000000038BA02FAB6648F8BF2.jpg" xlink:type="simple" xlink:show="embed" xlink:actuate="onLoad" draw:mime-type="image/jpeg"/></draw:frame><text:span text:style-name="MT1">BTS Systèmes Numériques</text:span> <draw:frame draw:style-name="Mfr2" draw:name="Cadre3" text:anchor-type="char" svg:x="16.701cm" svg:y="-0.199cm" svg:width="1.48cm" draw:z-index="0"><draw:text-box fo:min-height="1.005cm"><text:p text:style-name="MP3"><text:page-number text:select-page="current">1</text:page-number>/<text:page-count>1</text:page-count></text:p></draw:text-box></draw:frame></text:p>
      </style:footer>
    </style:master-page>
    <style:master-page style:name="Landscape" style:page-layout-name="Mpm3">
      <style:header>
        <text:p text:style-name="MP5">Titre de la <text:span text:style-name="MT2">planche</text:span></text:p>
      </style:header>
      <style:footer>
        <text:p text:style-name="MP6"><draw:frame draw:style-name="Mfr1" draw:name="Image5" text:anchor-type="paragraph" svg:x="0.106cm" svg:y="-0.102cm" svg:width="4.406cm" svg:height="0.736cm" draw:z-index="0"><draw:image xlink:href="Pictures/100000000000015000000038BA02FAB6648F8BF2.jpg" xlink:type="simple" xlink:show="embed" xlink:actuate="onLoad" draw:mime-type="image/jpeg"/></draw:frame><text:span text:style-name="MT3">Classe concernée</text:span> <draw:frame draw:style-name="Mfr2" draw:name="Cadre2" text:anchor-type="char" svg:x="24.492cm" svg:y="-0.053cm" svg:width="1.139cm" draw:z-index="0"><draw:text-box fo:min-height="0.845cm"><text:p text:style-name="MP3"><text:page-number text:select-page="current">0</text:page-number>/<text:page-count>1</text:page-count></text:p></draw:text-box></draw:frame></text:p>
      </style:footer>
    </style:master-page>
    <style:master-page style:name="HTML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Annexe" style:page-layout-name="Mpm7" style:next-style-name="Standard">
      <style:header>
        <text:p text:style-name="MP7">Annexe<text:span text:style-name="MT4">s</text:span></text:p>
      </style:header>
      <style:footer>
        <text:p text:style-name="MP8"><draw:frame draw:style-name="Mfr1" draw:name="Image46" text:anchor-type="paragraph" svg:x="0.106cm" svg:y="0.012cm" svg:width="4.406cm" svg:height="0.785cm" draw:z-index="0"><draw:image xlink:href="Pictures/100000000000015000000038BA02FAB6648F8BF2.jpg" xlink:type="simple" xlink:show="embed" xlink:actuate="onLoad" draw:mime-type="image/jpeg"/></draw:frame><text:span text:style-name="MT1">BTS Systèmes Numériques</text:span> <draw:frame draw:style-name="Mfr2" draw:name="Cadre15" text:anchor-type="char" svg:x="16.618cm" svg:y="-0.199cm" svg:width="1.222cm" draw:z-index="0"><draw:text-box fo:min-height="1.035cm"><text:p text:style-name="MP3"><text:page-number text:select-page="current">0</text:page-number>/<text:page-count>1</text:page-count></text:p></draw:text-box></draw:frame></text:p>
      </style:footer>
    </style:master-page>
    <style:master-page style:name="Envelo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10:32:33.468000000</meta:creation-date>
    <meta:editing-duration>PT3M35S</meta:editing-duration>
    <meta:editing-cycles>2</meta:editing-cycles>
    <meta:generator>LibreOffice/7.0.3.1$Windows_X86_64 LibreOffice_project/d7547858d014d4cf69878db179d326fc3483e082</meta:generator>
    <dc:date>2023-01-30T11:16:34.014000000</dc:date>
    <meta:document-statistic meta:table-count="1" meta:image-count="5" meta:object-count="0" meta:page-count="1" meta:paragraph-count="36" meta:word-count="134" meta:character-count="801" meta:non-whitespace-character-count="707"/>
  </office:meta>
</office:document-meta>
</file>